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tinus Serif" svg:font-family="'Libertinus Serif'" style:font-family-generic="roman" style:font-pitch="variable"/>
    <style:font-face style:name="Libertinus Serif:smcp=1" svg:font-family="'Libertinus Serif:smcp=1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3.25in" fo:text-align="justify" style:justify-single-word="false" fo:hyphenation-ladder-count="no-limit" fo:text-indent="0.1866in" style:auto-text-indent="false" style:page-number="auto" fo:background-color="transparent">
        <style:tab-stops>
          <style:tab-stop style:position="3.5283in"/>
        </style:tab-stops>
      </style:paragraph-properties>
      <style:text-properties officeooo:paragraph-rsid="000735f1" fo:hyphenate="true" fo:hyphenation-remain-char-count="2" fo:hyphenation-push-char-count="2" loext:hyphenation-no-caps="false"/>
    </style:style>
    <style:style style:name="P2" style:family="paragraph" style:parent-style-name="Standard" style:master-page-name="">
      <loext:graphic-properties draw:fill="none"/>
      <style:paragraph-properties fo:margin-left="0in" fo:margin-right="3.25in" fo:text-align="justify" style:justify-single-word="false" fo:hyphenation-ladder-count="no-limit" fo:text-indent="0.1866in" style:auto-text-indent="false" style:page-number="auto" fo:background-color="transparent">
        <style:tab-stops>
          <style:tab-stop style:position="3.5283in"/>
        </style:tab-stops>
      </style:paragraph-properties>
      <style:text-properties fo:font-size="11pt" fo:language="fr" fo:country="FR" officeooo:paragraph-rsid="00054155" style:font-size-asian="11pt" style:font-size-complex="11pt" fo:hyphenate="true" fo:hyphenation-remain-char-count="2" fo:hyphenation-push-char-count="2" loext:hyphenation-no-caps="false"/>
    </style:style>
    <style:style style:name="P3" style:family="paragraph" style:parent-style-name="Standard">
      <loext:graphic-properties draw:fill="none"/>
      <style:paragraph-properties fo:margin-left="0in" fo:margin-right="3.25in" fo:text-align="justify" style:justify-single-word="false" fo:hyphenation-ladder-count="no-limit" fo:text-indent="0.1866in" style:auto-text-indent="false" fo:background-color="transparent">
        <style:tab-stops>
          <style:tab-stop style:position="3.5283in"/>
        </style:tab-stops>
      </style:paragraph-properties>
      <style:text-properties officeooo:paragraph-rsid="000735f1" fo:hyphenate="true" fo:hyphenation-remain-char-count="2" fo:hyphenation-push-char-count="2" loext:hyphenation-no-caps="false"/>
    </style:style>
    <style:style style:name="T1" style:family="text">
      <style:text-properties style:text-position="super 58%" style:font-name="Libertinus Serif" fo:font-size="11pt" fo:language="fr" fo:country="FR" officeooo:rsid="00033778" style:font-size-asian="11pt" style:font-size-complex="11pt"/>
    </style:style>
    <style:style style:name="T2" style:family="text">
      <style:text-properties style:font-name="Libertinus Serif:smcp=1" fo:font-size="11pt" fo:language="fr" fo:country="FR" officeooo:rsid="00033778" style:font-size-asian="11pt" style:font-size-complex="11pt"/>
    </style:style>
    <style:style style:name="T3" style:family="text">
      <style:text-properties style:font-name="Libertinus Serif:smcp=1" fo:font-size="11pt" fo:language="fr" fo:country="FR" officeooo:rsid="00054155" style:font-size-asian="11pt" style:font-size-complex="11pt"/>
    </style:style>
    <style:style style:name="T4" style:family="text">
      <style:text-properties style:font-name="Libertinus Serif" officeooo:rsid="0003d314"/>
    </style:style>
    <style:style style:name="T5" style:family="text">
      <style:text-properties style:font-name="Libertinus Serif" officeooo:rsid="00054155"/>
    </style:style>
    <style:style style:name="T6" style:family="text">
      <style:text-properties style:font-name="Libertinus Serif" officeooo:rsid="0005bdb0"/>
    </style:style>
    <style:style style:name="T7" style:family="text">
      <style:text-properties style:font-name="Libertinus Serif" officeooo:rsid="000735f1"/>
    </style:style>
    <style:style style:name="T8" style:family="text">
      <style:text-properties style:font-name="Libertinus Serif" fo:font-size="11pt" fo:language="fr" fo:country="FR" officeooo:rsid="00033778" style:font-size-asian="11pt" style:font-size-complex="11pt"/>
    </style:style>
    <style:style style:name="T9" style:family="text">
      <style:text-properties style:font-name="Libertinus Serif" fo:font-size="11pt" fo:language="fr" fo:country="FR" officeooo:rsid="00054155" style:font-size-asian="11pt" style:font-size-complex="11pt"/>
    </style:style>
    <style:style style:name="T10" style:family="text">
      <style:text-properties style:font-name="Libertinus Serif" fo:font-size="11pt" fo:language="fr" fo:country="FR" officeooo:rsid="000735f1" style:font-size-asian="11pt" style:font-size-complex="11pt"/>
    </style:style>
    <style:style style:name="T11" style:family="text">
      <style:text-properties style:font-name="Libertinus Serif" fo:font-size="11pt" fo:language="fr" fo:country="FR" officeooo:rsid="0003d314" style:font-size-asian="11pt" style:font-size-complex="11pt"/>
    </style:style>
    <style:style style:name="T12" style:family="text">
      <style:text-properties style:font-name="Libertinus Serif" fo:font-size="11pt" fo:language="fr" fo:country="FR" officeooo:rsid="0005bdb0" style:font-size-asian="11pt" style:font-size-complex="11pt"/>
    </style:style>
    <style:style style:name="T13" style:family="text">
      <style:text-properties style:font-name="Libertinus Serif" fo:font-size="11pt" fo:language="fr" fo:country="FR" officeooo:rsid="000a20ab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À l’aube du </text:span><text:span text:style-name="T2">xii</text:span><text:span text:style-name="T1">e</text:span><text:span text:style-name="T8"> siècle de notre ère, les légendes du vieux continent de Silé et du pays perdu d’Almaq se répandent en Occident. La matière </text:span><text:span text:style-name="T9">surprenante</text:span><text:span text:style-name="T8"> de ces contes et chroniques</text:span><text:span text:style-name="T9">,</text:span><text:span text:style-name="T8"> que l’on attribue au </text:span><text:span text:style-name="T9">mystérieux </text:span><text:span text:style-name="T8">poète-conteur Keldre, dérange </text:span><text:span text:style-name="T13">les historiens officiels </text:span><text:span text:style-name="T8">et trouble les auteurs byzantins </text:span><text:span text:style-name="T10">et</text:span><text:span text:style-name="T8"> ottomans. Très tôt traduite en grec et en latin, inspirant d’autres auteurs, laissant sa trace chez les érudits</text:span><text:span text:style-name="T9"> et le</text:span><text:span text:style-name="T13">s</text:span><text:span text:style-name="T9"> gens de lettres</text:span><text:span text:style-name="T8">, elle est cependant presque oubliée…</text:span></text:p>
      <text:p text:style-name="P3"><text:span text:style-name="T8">Il fau</text:span><text:span text:style-name="T9">t</text:span><text:span text:style-name="T8"> attendre le </text:span><text:span text:style-name="T2">x</text:span><text:span text:style-name="T3">x</text:span><text:span text:style-name="T1">e</text:span><text:span text:style-name="T8"> siècle </text:span><text:span text:style-name="T11">et les travaux </text:span><text:span text:style-name="T9">savants </text:span><text:span text:style-name="T11">de Pierre de Blancandre, </text:span><text:span text:style-name="T10">d’</text:span><text:span text:style-name="T11">Emma Lenski ou </text:span><text:span text:style-name="T10">d’</text:span><text:span text:style-name="T11">Erich Wiegger pour lui redonner ses lettres de noblesse. </text:span><text:span text:style-name="T10">En r</text:span><text:span text:style-name="T11">egroupant les textes épars, </text:span><text:span text:style-name="T12">confrontant </text:span><text:span text:style-name="T9">l</text:span><text:span text:style-name="T10">eurs</text:span><text:span text:style-name="T9"> sources </text:span><text:span text:style-name="T11">contradictoires, ils tentèrent de faire revivre le peuple d’Almaq.</text:span></text:p>
      <text:p text:style-name="P2"><text:span text:style-name="T4">La présente sélection d’</text:span><text:span text:style-name="T5">écrits</text:span><text:span text:style-name="T4">, actualisée et enrichie d’essais, </text:span><text:span text:style-name="T5">permettra</text:span><text:span text:style-name="T4"> </text:span><text:span text:style-name="T6">au </text:span><text:span text:style-name="T4">lecteur </text:span><text:span text:style-name="T5">de découvrir, sous</text:span><text:span text:style-name="T4"> </text:span><text:span text:style-name="T5">la plume de Keldre l’Obscur et de ses contemporains, </text:span><text:span text:style-name="T6">la cité d’Almaq </text:span><text:span text:style-name="T7">et</text:span><text:span text:style-name="T6"> </text:span><text:span text:style-name="T4">les frasques du bouffon Dongann, dans l’ombre pesante </text:span><text:span text:style-name="T5">d’</text:span><text:span text:style-name="T4">Alster, le Destructeur de Cités… </text:span><text:span text:style-name="T6">et </text:span><text:span text:style-name="T5">à l’épreuve prophétique</text:span><text:span text:style-name="T4"> du Dragon et de la Chimère, </text:span><text:span text:style-name="T6">les terribles monstres fabule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tinus Serif" svg:font-family="'Libertinus Serif'" style:font-family-generic="roman" style:font-pitch="variable"/>
    <style:font-face style:name="Libertinus Serif:smcp=1" svg:font-family="'Libertinus Serif:smcp=1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5:33:38.680077419</meta:creation-date>
    <dc:date>2022-05-29T15:22:31.981228044</dc:date>
    <meta:editing-duration>P2DT5H51M5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74" meta:character-count="1107" meta:non-whitespace-character-count="936"/>
  </office:meta>
</office:document-meta>
</file>